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apter Id</text:p>
          </table:table-cell>
          <table:table-cell office:value-type="string" calcext:value-type="string">
            <text:p>Problem Id</text:p>
          </table:table-cell>
          <table:table-cell/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easy, but not done</text:p>
          </table:table-cell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7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0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Saiteja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6:00:35.733575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6:00:36.777129422</meta:creation-date>
    <meta:generator>LibreOffice/5.4.7.2$Linux_X86_64 LibreOffice_project/40$Build-2</meta:generator>
    <dc:date>2018-06-20T16:01:24.780857120</dc:date>
    <meta:editing-duration>PT7H50M49S</meta:editing-duration>
    <meta:editing-cycles>11</meta:editing-cycles>
    <meta:document-statistic meta:table-count="1" meta:cell-count="391" meta:object-count="0"/>
  </office:meta>
</office:document-meta>
</file>